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10"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209in" fo:break-before="auto" style:use-optimal-row-height="false"/>
    </style:style>
    <style:style style:name="ro5" style:family="table-row">
      <style:table-row-properties style:row-height="0.3429in" fo:break-before="auto" style:use-optimal-row-height="false"/>
    </style:style>
    <style:style style:name="ro6" style:family="table-row">
      <style:table-row-properties style:row-height="0.4161in" fo:break-before="auto" style:use-optimal-row-height="false"/>
    </style:style>
    <style:style style:name="ro7" style:family="table-row">
      <style:table-row-properties style:row-height="0.3835in" fo:break-before="auto" style:use-optimal-row-height="false"/>
    </style:style>
    <style:style style:name="ro8"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justify" style:writing-mode="rl-tb"/>
      <style:text-properties fo:color="#ff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8" style:family="table-cell" style:parent-style-name="Default">
      <style:table-cell-properties fo:background-color="#ffffff"/>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91"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00" style:family="table-cell" style:parent-style-name="Default">
      <style:table-cell-properties fo:background-color="transparent"/>
      <style:text-properties fo:color="#158466"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ed4c05"/>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bf0041"/>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33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ny (any vector)</text:p>
          </table:table-cell>
          <table:table-cell office:value-type="string" calcext:value-type="string">
            <text:p>ہر (ہر سمتی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59" office:value-type="string" calcext:value-type="string">
            <text:p>رویہ،<text:span text:style-name="T6"> رویّہ</text:span></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dy diagonal</text:p>
          </table:table-cell>
          <table:table-cell office:value-type="string" calcext:value-type="string">
            <text:p>جسمی وتر</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31.9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2">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18">مماثل تکون</text:span><text:span text:style-name="T19">،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2">(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2">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8.59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s</text:p>
          </table:table-cell>
          <table:table-cell table:style-name="ce78" office:value-type="string" calcext:value-type="string">
            <text:p>مقطعوں، مقطعات</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text:span text:style-name="T6">ی، وتری سازی</text:span></text:p>
          </table:table-cell>
          <table:table-cell table:style-name="ce14"/>
          <table:table-cell table:number-columns-repeated="1021"/>
        </table:table-row>
        <table:table-row table:style-name="ro2">
          <table:table-cell office:value-type="string" calcext:value-type="string">
            <text:p>diagonalized: can be diagonalized</text:p>
          </table:table-cell>
          <table:table-cell table:style-name="ce3" office:value-type="string" calcext:value-type="string">
            <text:p>وتری بنایا جا سکتا ہے</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span text:style-name="T6"> وتری ساز قالب</text:span></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1" office:value-type="string" calcext:value-type="string">
            <text:p>اعظم امکانکی ترکیب</text:p>
          </table:table-cell>
          <table:table-cell table:number-columns-repeated="3"/>
          <table:table-cell table:style-name="ce3" office:value-type="string" calcext:value-type="string">
            <text:p>ز<text:span text:style-name="T7">یدہ سے زیادہ امکان کی ترکیب</text:span>،<text:span text:style-name="T6"> اعظم امکانکی ترکیب</text:span></text:p>
          </table:table-cell>
          <table:table-cell table:number-columns-repeated="1018"/>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7">قیمت توقع، توقع،</text:span><text:span text:style-name="T26">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4">
          <table:table-cell office:value-type="string" calcext:value-type="string">
            <text:p>extension (of idea)</text:p>
          </table:table-cell>
          <table:table-cell office:value-type="string" calcext:value-type="string">
            <text:p>توسیع، توسیعی حالت، توسّط</text:p>
          </table:table-cell>
          <table:table-cell table:number-columns-repeated="62"/>
          <table:table-cell table:style-name="ce96" table:number-columns-repeated="960"/>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18">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text:span text:style-name="T6">نصف اعظم پر پوری چوڑائی</text:span></text:p>
          </table:table-cell>
          <table:table-cell table:number-columns-repeated="3"/>
          <table:table-cell office:value-type="string" calcext:value-type="string">
            <text:p><text:span text:style-name="T18">زیادہ سے زیادہ قیمت کی نصف پر پوری چوڑائی،</text:span><text:span text:style-name="T6">نصف اعظم پر پوری چوڑائی</text:span></text:p>
          </table:table-cell>
          <table:table-cell table:number-columns-repeated="1018"/>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2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d or tail</text:p>
          </table:table-cell>
          <table:table-cell office:value-type="string" calcext:value-type="string">
            <text:p>چت یا پٹ، شیر یا خط</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7">فرضی عدد</text:span>، <text:span text:style-name="T14">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27">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18">درون سالمی</text:span>، <text:span text:style-name="T30">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5">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 (quantum mechanics)</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27">آئن</text:span>، <text:span text:style-name="T2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27">بارداری عمل، </text:span><text:span text:style-name="T2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 ؟؟)</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ipulation</text:p>
          </table:table-cell>
          <table:table-cell office:value-type="string" calcext:value-type="string">
            <text:p>جوڑ توڑ</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sk</text:p>
          </table:table-cell>
          <table:table-cell office:value-type="string" calcext:value-type="string">
            <text:p>نقاب</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 پذیر</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ئت</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text:span text:style-name="T28">تدیلی</text:span><text:span text:style-name="T6"> تبدیل</text:span> محل قالب، معکوس قالب</text:p>
          </table:table-cell>
          <table:table-cell table:number-columns-repeated="1022"/>
        </table:table-row>
        <table:table-row table:style-name="ro2">
          <table:table-cell office:value-type="string" calcext:value-type="string">
            <text:p>matrix: row matrix, column matrix</text:p>
          </table:table-cell>
          <table:table-cell office:value-type="string" calcext:value-type="string">
            <text:p>صف قالب، قطار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0" office:value-type="string" calcext:value-type="string">
            <text:p>عظیم، قلیل</text:p>
          </table:table-cell>
          <table:table-cell office:value-type="string" calcext:value-type="string">
            <text:p>نقطہ اعظم، نقطہ اقل (dr anees rasheed khan)</text:p>
          </table:table-cell>
          <table:table-cell table:number-columns-repeated="2"/>
          <table:table-cell table:style-name="ce3" office:value-type="string" calcext:value-type="string">
            <text:p><text:span text:style-name="T8">زیادہ سے زیادہ نقاط، کم سے کم نقاط</text:span>،<text:span text:style-name="T19"> اعظم،  عظیم، اقل، قلیل</text:span></text:p>
          </table:table-cell>
          <table:table-cell table:number-columns-repeated="1018"/>
        </table:table-row>
        <table:table-row table:style-name="ro2">
          <table:table-cell office:value-type="string" calcext:value-type="string">
            <text:p>maximal, minimal</text:p>
          </table:table-cell>
          <table:table-cell table:style-name="ce91"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91" office:value-type="string" calcext:value-type="string">
            <text:p>اعظم، اقل</text:p>
          </table:table-cell>
          <table:table-cell office:value-type="string" calcext:value-type="string">
            <text:p>نوٹ: کمتر اور بلند تر کے الفاظ highest and lowest کے لئَ مختص ہیں</text:p>
          </table:table-cell>
          <table:table-cell table:number-columns-repeated="2"/>
          <table:table-cell table:style-name="ce80" office:value-type="string" calcext:value-type="string">
            <text:p>کم سے کم، زیادہ سے زیادہ، انتہا، انتہائی،<text:span text:style-name="T6"> اعظم، اقل</text:span></text:p>
          </table:table-cell>
          <table:table-cell table:number-columns-repeated="1018"/>
        </table:table-row>
        <table:table-row table:style-name="ro2">
          <table:table-cell office:value-type="string" calcext:value-type="string">
            <text:p>maximum, minimum (in subscript like A_max)</text:p>
          </table:table-cell>
          <table:table-cell table:style-name="ce91" office:value-type="string" calcext:value-type="string">
            <text:p>اعظم، اقل</text:p>
          </table:table-cell>
          <table:table-cell table:number-columns-repeated="3"/>
          <table:table-cell table:style-name="ce42" office:value-type="string" calcext:value-type="string">
            <text:p>بلندتر،کمتر،<text:span text:style-name="T6"> اعظم، اقل</text:span></text:p>
          </table:table-cell>
          <table:table-cell table:number-columns-repeated="1018"/>
        </table:table-row>
        <table:table-row table:style-name="ro2">
          <table:table-cell office:value-type="string" calcext:value-type="string">
            <text:p>maximum power transfer theorem</text:p>
          </table:table-cell>
          <table:table-cell office:value-type="string" calcext:value-type="string">
            <text:p><text:span text:style-name="T19">اعظم طاقت منتقلی کا مسئلہ</text:span></text:p>
          </table:table-cell>
          <table:table-cell table:number-columns-repeated="3"/>
          <table:table-cell office:value-type="string" calcext:value-type="string">
            <text:p><text:span text:style-name="T18">زیادہ سے زیادہ طاقت منتقل کرنے کا مسئلہ</text:span>،<text:span text:style-name="T19"> اعظم طاقت منتقلی کا مسئلہ</text:span></text:p>
          </table:table-cell>
          <table:table-cell table:number-columns-repeated="1018"/>
        </table:table-row>
        <table:table-row table:style-name="ro2">
          <table:table-cell office:value-type="string" calcext:value-type="string">
            <text:p>maximize, minimize</text:p>
          </table:table-cell>
          <table:table-cell table:style-name="ce19"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table:style-name="ce19"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table:style-name="ce19" office:value-type="string" calcext:value-type="string">
            <text:p>اعظم،اقل</text:p>
          </table:table-cell>
          <table:table-cell table:number-columns-repeated="3"/>
          <table:table-cell office:value-type="string" calcext:value-type="string">
            <text:p><text:span text:style-name="T7">کم سے کم، زیادہ سے زیادہ</text:span>،</text:p>
          </table:table-cell>
          <table:table-cell table:number-columns-repeated="1018"/>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علامت، منفی نشان، جمع کی علامت</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7">یک سُر تفاعل</text:span>، <text:span text:style-name="T2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table:style-name="ce23" office:value-type="string" calcext:value-type="string">
            <text:p>متعدد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18">[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bvious</text:p>
          </table:table-cell>
          <table:table-cell office:value-type="string" calcext:value-type="string">
            <text:p>بدیہی</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6">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27">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text:p>
          </table:table-cell>
          <table:table-cell office:value-type="string" calcext:value-type="string">
            <text:p>حاصل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9">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2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4">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5">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 (to transpose)</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27">مجموعی رفتار</text:span>،<text:span text:style-name="T15">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7">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117">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8">
          <table:table-cell table:number-columns-repeated="11"/>
        </table:table-row>
        <table:table-row table:style-name="ro8">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8">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8">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8" table:number-rows-repeated="1048543">
          <table:table-cell table:number-columns-repeated="11"/>
        </table:table-row>
        <table:table-row table:style-name="ro8">
          <table:table-cell table:number-columns-repeated="11"/>
        </table:table-row>
      </table:table>
      <table:table table:name="Sheet3" table:style-name="ta1">
        <table:table-column table:style-name="co12" table:default-cell-style-name="Default"/>
        <table:table-row table:style-name="ro10">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14T13:34:25.046712522</dc:date>
    <meta:editing-duration>P104DT5H10M48S</meta:editing-duration>
    <meta:editing-cycles>4650</meta:editing-cycles>
    <meta:generator>LibreOffice/7.3.7.2$Linux_X86_64 LibreOffice_project/30$Build-2</meta:generator>
    <meta:document-statistic meta:table-count="3" meta:cell-count="728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